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CALLO DE VILLALOVOS MARIA DE LA 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3937661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736890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CALLO DE VILLALOVOS, MARIA DE LA 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393766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VILLALOBOS CALLO, JOSE CARLOS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274594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76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76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0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8T19:24:0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